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5.216cm"/>
    </style:style>
    <style:style style:name="co5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6.46">
            <text:p>2020/5/9 18:13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/>
          <table:table-cell table:style-name="ce20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6.46">
            <text:p>2020/5/9 18:13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6"/>
        <table:table-column table:style-name="co3" table:default-cell-style-name="ce28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8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split CO2</text:p>
          </table:table-cell>
          <table:table-cell office:value-type="string">
            <text:p>search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8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7"/>
          <table:table-cell table:style-name="ce29"/>
          <table:table-cell/>
          <table:table-cell table:style-name="ce32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6.46">
            <text:p>2020/5/9 18:13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table:table-column table:style-name="co1" table:default-cell-style-name="ce40"/>
        <table:table-column table:style-name="co4" table:default-cell-style-name="ce41"/>
        <table:table-column table:style-name="co1" table:number-columns-repeated="2" table:default-cell-style-name="ce42"/>
        <table:table-column table:style-name="co1" table:default-cell-style-name="ce41"/>
        <table:table-column table:style-name="co1" table:default-cell-style-name="ce42"/>
        <table:table-column table:style-name="co1" table:default-cell-style-name="ce45"/>
        <table:table-column table:style-name="co1" table:default-cell-style-name="ce46"/>
        <table:table-column table:style-name="co2" table:default-cell-style-name="ce47"/>
        <table:table-column table:style-name="co2" table:number-columns-repeated="2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];[.A9]);&quot;)&quot;)" office:value-type="string" office:string-value="sn(3)">
            <text:p>sn(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">
            <office:annotation draw:style-name="gr2" draw:text-style-name="P1" svg:width="2.899cm" svg:height="0.669cm" svg:x="2.858cm" svg:y="0cm" draw:caption-point-x="-0.61cm" draw:caption-point-y="1.059cm">
              <dc:creator>ik</dc:creator>
              <dc:date>2020-05-06T00:00:00</dc:date>
              <text:p text:style-name="P1"><text:span text:style-name="T1">黄色４</text:span></text:p>
            </office:annotation>
            <text:p>3</text:p>
          </table:table-cell>
          <table:table-cell office:value-type="string">
            <text:p>Why not split harmful carbon dioxide into harmless carbon and oxygen?</text:p>
          </table:table-cell>
          <table:table-cell office:value-type="string">
            <text:p>https://www.scientificamerican.com/article/splitting-carbon-dioxide/</text:p>
          </table:table-cell>
          <table:table-cell office:value-type="string">
            <text:p>split CO2</text:p>
          </table:table-cell>
          <table:table-cell office:value-type="string">
            <text:p>M-3.txt</text:p>
          </table:table-cell>
          <table:table-cell table:number-columns-repeated="3"/>
          <table:table-cell office:value-type="date" office:date-value="2020-05-06T17:04:04.440001">
            <text:p>2020/5/6 17:04</text:p>
          </table:table-cell>
          <table:table-cell table:number-columns-repeated="2" office:value-type="date" office:date-value="2020-05-06T17:25:29.54">
            <text:p>20/05/06 17:25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tenbou.nies.go.jp/science/description/detail.php?id=26</text:p>
          </table:table-cell>
          <table:table-cell/>
          <table:table-cell table:style-name="ce43"/>
          <table:table-cell table:number-columns-repeated="2"/>
          <table:table-cell table:style-name="ce40"/>
          <table:table-cell table:number-columns-repeated="2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 office:value-type="string">
            <text:p>7 JUNE 2017</text:p>
          </table:table-cell>
          <table:table-cell office:value-type="string">
            <text:p>M-4.txt</text:p>
          </table:table-cell>
          <table:table-cell table:number-columns-repeated="3"/>
          <table:table-cell office:value-type="date" office:date-value="2020-05-06T17:38:57.06">
            <text:p>2020/5/6 17:38</text:p>
          </table:table-cell>
          <table:table-cell/>
          <table:table-cell office:value-type="date" office:date-value="2020-05-09T17:57:41.5">
            <text:p>20/05/09 17:57</text:p>
          </table:table-cell>
          <table:table-cell table:style-name="ce54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lar conversion of CO2 to CO using Earth-abundant electrocatalysts prepared by atomic layer modification of CuO</text:p>
          </table:table-cell>
          <table:table-cell table:style-name="ce41" office:value-type="string">
            <text:p>https://www.nature.com/articles/nenergy201787</text:p>
          </table:table-cell>
          <table:table-cell table:style-name="ce43"/>
          <table:table-cell office:value-type="string">
            <text:p>M-5.txt</text:p>
          </table:table-cell>
          <table:table-cell/>
          <table:table-cell table:style-name="ce40"/>
          <table:table-cell/>
          <table:table-cell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">
            <text:p>20/05/09 17:59</text:p>
          </table:table-cell>
          <table:table-cell table:style-name="ce55" office:value-type="string">
            <text:p>*</text:p>
          </table:table-cell>
          <table:table-cell table:style-name="ce56" table:number-columns-repeated="1012"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33" office:value-type="string">
            <text:p>The first low-cost system for splitting carbon dioxide</text:p>
          </table:table-cell>
          <table:table-cell table:style-name="ce35" office:value-type="string">
            <text:p>https://phys.org/news/2017-06-low-cost-carbon-dioxide.html</text:p>
          </table:table-cell>
          <table:table-cell table:style-name="ce35" office:value-type="string">
            <text:p>June 5, 2017 </text:p>
          </table:table-cell>
          <table:table-cell table:style-name="ce33"/>
          <table:table-cell table:style-name="ce35"/>
          <table:table-cell table:style-name="ce37"/>
          <table:table-cell table:style-name="ce28"/>
          <table:table-cell table:style-name="ce38"/>
          <table:table-cell table:style-name="ce50"/>
          <table:table-cell table:style-name="ce50" office:value-type="date" office:date-value="2020-05-09T18:10:48.54">
            <text:p>20/05/09 18:10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 table:style-name="ce34" office:value-type="string">
            <text:p>Splitting CO2 into CO and O2 by a single catalyst</text:p>
          </table:table-cell>
          <table:table-cell table:style-name="ce36" office:value-type="string">
            <text:p>https://www.pnas.org/content/109/39/15606</text:p>
          </table:table-cell>
          <table:table-cell table:style-name="ce44" office:value-type="string">
            <text:p>PNAS September 25, 2012</text:p>
          </table:table-cell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51"/>
          <table:table-cell table:style-name="ce53" office:value-type="date" office:date-value="2020-05-09T18:13:19.65">
            <text:p>20/05/09 18:1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 table:number-columns-repeated="2"/>
          <table:table-cell table:style-name="ce33"/>
          <table:table-cell table:style-name="ce35"/>
          <table:table-cell table:style-name="ce37"/>
          <table:table-cell table:style-name="ce28"/>
          <table:table-cell table:style-name="ce38"/>
          <table:table-cell table:style-name="ce50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 table:style-name="ce34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51"/>
          <table:table-cell table:style-name="ce53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4.87">
            <text:p>2020/5/9 18:13</text:p>
          </table:table-cell>
          <table:table-cell table:style-name="ce14" table:formula="of:=NOW()" office:value-type="date" office:date-value="2020-05-09T18:13:24.87">
            <text:p>2020/5/9 18:13</text:p>
          </table:table-cell>
          <table:table-cell table:style-name="ce14" table:formula="of:=NOW()" office:value-type="date" office:date-value="2020-05-09T18:13:24.87">
            <text:p>2020/5/9 18:13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6"/>
        <table:table-column table:style-name="co5" table:default-cell-style-name="ce28"/>
        <table:table-column table:style-name="co6" table:default-cell-style-name="ce35"/>
        <table:table-column table:style-name="co1" table:number-columns-repeated="2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3" table:default-cell-style-name="Default"/>
        <table:table-row table:style-name="ro1">
          <table:table-cell table:style-name="ce1" table:formula="of:=CONCATENATE(&quot;sn(&quot;;MAX([.A2];[.A11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use thermal heat</text:p>
          </table:table-cell>
          <table:table-cell/>
          <table:table-cell office:value-type="string">
            <text:p>https://www.scientificamerican.com/article/splitting-carbon-dioxide/</text:p>
          </table:table-cell>
          <table:table-cell table:number-columns-repeated="4"/>
          <table:table-cell office:value-type="date" office:date-value="2020-05-06T17:31:34.1">
            <text:p>2020/5/6 17:31</text:p>
          </table:table-cell>
          <table:table-cell table:style-name="ce57" office:value-type="string">
            <text:p>*</text:p>
          </table:table-cell>
          <table:table-cell table:style-name="ce58" table:number-columns-repeated="1013"/>
        </table:table-row>
        <table:table-row table:style-name="ro1">
          <table:table-cell table:number-columns-repeated="2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7" office:value-type="string">
            <text:p>*</text:p>
          </table:table-cell>
          <table:table-cell table:style-name="ce58" table:number-columns-repeated="1013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8">
            <text:p>2020/5/9 18:12</text:p>
          </table:table-cell>
          <table:table-cell table:style-name="ce57"/>
          <table:table-cell table:style-name="ce58" table:number-columns-repeated="1013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 office:value-type="string">
            <text:p>CO2 conversion method</text:p>
          </table:table-cell>
          <table:table-cell table:style-name="ce36" office:value-type="string">
            <text:p>炭酸塩固定</text:p>
          </table:table-cell>
          <table:table-cell table:style-name="ce36"/>
          <table:table-cell table:style-name="ce44" office:value-type="string">
            <text:p>37#23_12</text:p>
          </table:table-cell>
          <table:table-cell table:style-name="ce34"/>
          <table:table-cell table:style-name="ce36"/>
          <table:table-cell table:style-name="ce27"/>
          <table:table-cell table:style-name="ce29"/>
          <table:table-cell table:style-name="ce39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table:style-name="ce15"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style-name="ce27"/>
          <table:table-cell table:style-name="ce29"/>
          <table:table-cell table:style-name="ce36" table:number-columns-repeated="2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3" table:style-name="ce4" office:value-type="string">
            <text:p>*</text:p>
          </table:table-cell>
          <table:table-cell table:style-name="ce4"/>
          <table:table-cell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6.48">
            <text:p>2020/5/9 18:13</text:p>
          </table:table-cell>
          <table:table-cell office:value-type="string">
            <text:p>*</text:p>
          </table:table-cell>
          <table:table-cell table:number-columns-repeated="1013"/>
        </table:table-row>
      </table:table>
      <table:table table:name="5_searches" table:style-name="ta1" table:print="false">
        <table:table-column table:style-name="co1" table:default-cell-style-name="ce26"/>
        <table:table-column table:style-name="co5" table:default-cell-style-name="ce28"/>
        <table:table-column table:style-name="co6" table:default-cell-style-name="ce35"/>
        <table:table-column table:style-name="co1" table:default-cell-style-name="ce35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58" table:number-columns-repeated="1014"/>
        </table:table-row>
        <table:table-row table:style-name="ro1">
          <table:table-cell table:style-name="ce27" office:value-type="float" office:value="2">
            <text:p>2</text:p>
          </table:table-cell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6"/>
          <table:table-cell table:style-name="ce44"/>
          <table:table-cell table:style-name="ce34"/>
          <table:table-cell table:style-name="ce36"/>
          <table:table-cell table:style-name="ce27"/>
          <table:table-cell table:style-name="ce29"/>
          <table:table-cell table:style-name="ce3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09T18:13:26.48">
            <text:p>2020/5/9 18:13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/05/09</text:date>, <text:time>18:1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09T18:13:26.34</dc:date>
    <dc:creator>iwabuchi ken</dc:creator>
    <meta:editing-duration>PT3H13M13S</meta:editing-duration>
    <meta:editing-cycles>24</meta:editing-cycles>
    <meta:generator>OpenOffice/4.1.3$Win32 OpenOffice.org_project/413m1$Build-9783</meta:generator>
    <meta:document-statistic meta:table-count="6" meta:cell-count="230" meta:object-count="0"/>
  </office:meta>
</office:document-meta>
</file>